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196000000A79165C9804481C43A.eps" manifest:media-type="image/x-eps"/>
  <manifest:file-entry manifest:full-path="Pictures/1000020100000401000001B0D876169B292FC8FF.png" manifest:media-type="image/png"/>
  <manifest:file-entry manifest:full-path="Pictures/1000020000000438000002FD113D7B0756D92459.png" manifest:media-type="image/png"/>
  <manifest:file-entry manifest:full-path="Pictures/100002000000021D000000DF7F55127592762CBA.png" manifest:media-type="image/png"/>
  <manifest:file-entry manifest:full-path="Pictures/10000201000003B1000002ADF51C0B8DE7AA9EA7.png" manifest:media-type="image/png"/>
  <manifest:file-entry manifest:full-path="Pictures/200000020000032A0000023E99AAE8DA17476E39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589cm" svg:height="14.201cm" svg:x="3.814cm" svg:y="3.472cm">
          <draw:image xlink:href="Pictures/10000201000003B1000002ADF51C0B8DE7AA9EA7.png" xlink:type="simple" xlink:show="embed" xlink:actuate="onLoad">
            <text:p/>
          </draw:image>
        </draw:frame>
        <draw:frame draw:style-name="gr1" draw:text-style-name="P1" draw:layer="layout" svg:width="20.316cm" svg:height="14.728cm" svg:x="3.814cm" svg:y="2.945cm">
          <draw:image xlink:href="Pictures/10000201000003B1000002ADF51C0B8DE7AA9E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19.589cm" svg:height="13.88cm" svg:x="4.795cm" svg:y="3.302cm">
          <draw:image xlink:href="Pictures/200000020000032A0000023E99AAE8DA17476E39.eps" xlink:type="simple" xlink:show="embed" xlink:actuate="onLoad">
            <text:p/>
          </draw:image>
          <draw:image xlink:href="Pictures/1000020000000438000002FD113D7B0756D9245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3.834cm" svg:height="9.802cm" svg:x="2.074cm" svg:y="4.318cm">
          <draw:image xlink:href="Pictures/2000000200000196000000A79165C9804481C43A.eps" xlink:type="simple" xlink:show="embed" xlink:actuate="onLoad">
            <text:p/>
          </draw:image>
          <draw:image xlink:href="Pictures/100002000000021D000000DF7F55127592762CB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6.53cm" svg:height="11.176cm" svg:x="0.508cm" svg:y="2.54cm">
          <draw:image xlink:href="Pictures/1000020100000401000001B0D876169B292FC8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1-29T10:26:20.055706902</dc:date>
    <meta:editing-duration>P1DT18H31M51S</meta:editing-duration>
    <meta:editing-cycles>35</meta:editing-cycles>
    <meta:generator>LibreOffice/6.0.6.2$Linux_X86_64 LibreOffice_project/00m0$Build-2</meta:generator>
    <meta:document-statistic meta:object-count="34"/>
  </office:meta>
</office:document-meta>
</file>